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izona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28" calcext:value-type="float">
            <text:p>0.12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97" calcext:value-type="float">
            <text:p>-0.09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tlanta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" calcext:value-type="float">
            <text:p>-0.1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2" calcext:value-type="float">
            <text:p>0.09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89" calcext:value-type="float">
            <text:p>0.08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45" calcext:value-type="float">
            <text:p>0.04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68" calcext:value-type="float">
            <text:p>-0.06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04" calcext:value-type="float">
            <text:p>0.10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8" calcext:value-type="float">
            <text:p>0.048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75" calcext:value-type="float">
            <text:p>0.07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33" calcext:value-type="float">
            <text:p>-0.03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7" calcext:value-type="float">
            <text:p>-0.04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" calcext:value-type="float">
            <text:p>0.0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" calcext:value-type="float">
            <text:p>0.1</text:p>
          </table:table-cell>
          <table:table-cell office:value-type="float" office:value="0.138" calcext:value-type="float">
            <text:p>0.13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17" calcext:value-type="float">
            <text:p>-0.11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n Bay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85" calcext:value-type="float">
            <text:p>0.08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032" calcext:value-type="float">
            <text:p>0.03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5" calcext:value-type="float">
            <text:p>-0.085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47" calcext:value-type="float">
            <text:p>-0.14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88" calcext:value-type="float">
            <text:p>0.188</text:p>
          </table:table-cell>
          <table:table-cell office:value-type="float" office:value="-0.229" calcext:value-type="float">
            <text:p>-0.22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2" calcext:value-type="float">
            <text:p>-0.00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42" calcext:value-type="float">
            <text:p>0.04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England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2" calcext:value-type="float">
            <text:p>0.13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Orleans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232" calcext:value-type="float">
            <text:p>0.232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15" calcext:value-type="float">
            <text:p>0.01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Giants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1" calcext:value-type="float">
            <text:p>0.01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05" calcext:value-type="float">
            <text:p>0.10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Y Jets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96" calcext:value-type="float">
            <text:p>-0.09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64" calcext:value-type="float">
            <text:p>-0.16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adelphia</text:p>
          </table:table-cell>
          <table:table-cell office:value-type="float" office:value="0.084" calcext:value-type="float">
            <text:p>0.08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87" calcext:value-type="float">
            <text:p>-0.18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2" calcext:value-type="float">
            <text:p>-0.00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Diego</text:p>
          </table:table-cell>
          <table:table-cell office:value-type="float" office:value="0.033" calcext:value-type="float">
            <text:p>0.0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Francisco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" calcext:value-type="float">
            <text:p>0.0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" calcext:value-type="float">
            <text:p>0.15</text:p>
          </table:table-cell>
          <table:table-cell office:value-type="float" office:value="0.133" calcext:value-type="float">
            <text:p>0.13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0.19" calcext:value-type="float">
            <text:p>0.19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 Loui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8" calcext:value-type="float">
            <text:p>0.07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6" calcext:value-type="float">
            <text:p>-0.03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pa Bay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04" calcext:value-type="float">
            <text:p>0.00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nessee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87" calcext:value-type="float">
            <text:p>0.08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89" calcext:value-type="float">
            <text:p>-0.08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shington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55" calcext:value-type="float">
            <text:p>0.05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